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 Flex" svg:font-family="'Google Sans Flex', 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1f1f1f" loext:opacity="100%" style:font-name="Times New Roman" fo:letter-spacing="normal" fo:font-style="normal" fo:font-weight="normal"/>
    </style:style>
    <style:style style:name="P2" style:family="paragraph" style:parent-style-name="Heading_20_2">
      <style:text-properties style:font-name="Google Sans Flex" fo:font-size="15pt" fo:letter-spacing="normal" fo:font-weight="bold"/>
    </style:style>
    <style:style style:name="P3" style:family="paragraph" style:parent-style-name="Text_20_body">
      <style:paragraph-properties fo:margin-left="0cm" fo:margin-right="0cm" fo:margin-top="0cm" fo:margin-bottom="0.423cm" style:contextual-spacing="false" fo:line-height="175%" fo:text-indent="0cm" style:auto-text-indent="false"/>
      <style:text-properties style:font-name="Google Sans Flex" fo:font-size="12pt" fo:letter-spacing="normal" fo:font-weight="normal" loext:padding="0cm" loext:border="none"/>
    </style:style>
    <style:style style:name="P4" style:family="paragraph" style:parent-style-name="Text_20_body">
      <style:paragraph-properties fo:margin-left="0cm" fo:margin-right="0cm" style:line-height-at-least="0.423cm" fo:text-indent="0cm" style:auto-text-indent="false"/>
      <style:text-properties style:font-name="Google Sans Flex" fo:font-size="9pt" fo:letter-spacing="normal" fo:font-weight="bold" loext:padding="0cm" loext:border="none"/>
    </style:style>
    <style:style style:name="P5" style:family="paragraph" style:parent-style-name="Text_20_body">
      <style:text-properties loext:padding="0cm" loext:border="none"/>
    </style:style>
    <style:style style:name="T1" style:family="text">
      <style:text-properties fo:font-weight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Project Report: Research Reflections on Cybercrime</text:h>
      <text:section text:style-name="Sect1" text:name="model-response-message-contentr_005d1285be286441">
        <text:p text:style-name="P3"><text:bookmark text:name="p-rc_6c701cf647f20ec5-35"/>While researching digital literacy and cybercrime, I was most surprised by how cleverly attackers target students through fake internship offers. I did not realize that a stolen account could be used to send malicious emails to others, which can permanently damage a student's professional reputation early in their career. Additionally, it was eye-opening to learn that many people lose money because they do not know that a <text:span text:style-name="T1">UPI PIN or QR code is never required to receive a payment</text:span>.</text:p>
        <text:p text:style-name="P4">+2</text:p>
        <text:p text:style-name="P3"><text:bookmark text:name="p-rc_6c701cf647f20ec5-36"/>As a result of this research, I will personally change how I manage my online security. I plan to stop reusing the same passwords and will start using a <text:span text:style-name="T1">password manager</text:span> to create unique, complex credentials for every account. I will also enable <text:span text:style-name="T1">Two-Factor Authentication (2FA)</text:span> on all my important profiles to ensure they stay protected even if a password is ever compromised.</text:p>
        <text:p text:style-name="P4">+3</text:p>
      </text:section>
      <text:p text:style-name="P5"><draw:frame draw:style-name="fr1" draw:name="Frame1" text:anchor-type="char" svg:x="0cm" svg:width="0.041cm" draw:z-index="0"><draw:text-box fo:min-height="0.041cm"><text:h text:style-name="P1" text:outline-level="2">Gemini said</text:h></draw:text-box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 Flex" svg:font-family="'Google Sans Flex', 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9T00:22:50.448598137</meta:creation-date>
    <dc:date>2026-03-29T00:23:28.324943823</dc:date>
    <meta:editing-duration>PT38S</meta:editing-duration>
    <meta:editing-cycles>1</meta:editing-cycles>
    <meta:document-statistic meta:table-count="0" meta:image-count="0" meta:object-count="0" meta:page-count="1" meta:paragraph-count="6" meta:word-count="152" meta:character-count="925" meta:non-whitespace-character-count="779"/>
    <meta:generator>LibreOffice/24.2.7.2$Linux_X86_64 LibreOffice_project/420$Build-2</meta:generator>
  </office:meta>
</office:document-meta>
</file>